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4.916cm"/>
    </style:style>
    <style:style style:name="Table1.C" style:family="table-column">
      <style:table-column-properties style:column-width="6.04cm"/>
    </style:style>
    <style:style style:name="Table1.D" style:family="table-column">
      <style:table-column-properties style:column-width="5.57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Horizontal_20_Line">
      <style:text-properties officeooo:paragraph-rsid="001813ac"/>
    </style:style>
    <style:style style:name="P11" style:family="paragraph" style:parent-style-name="Heading_20_2">
      <style:text-properties officeooo:paragraph-rsid="001813ac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🔶 AŞAMA 1: ELEKTRİĞİN TEMELLERİ</text:h>
      <text:p text:style-name="Text_20_body"><text:span text:style-name="Strong_20_Emphasis">Oyun / Simülasyon:</text:span> EveryCircuit<text:line-break/><text:span text:style-name="Strong_20_Emphasis">Süre:</text:span> 2 Hafta (6 Ders)<text:line-break/><text:span text:style-name="Strong_20_Emphasis">Amaç:</text:span> Elektrik akımının doğasını, temel devre elemanlarını ve basit devre kurmayı öğretmek.<text:line-break/><text:span text:style-name="Strong_20_Emphasis">Gereken seviye:</text:span> Tam başlangıç</text:p>
      <text:p text:style-name="Horizontal_20_Line"/>
      <text:h text:style-name="Heading_20_2" text:outline-level="2">🧭 Genel Akış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ers</text:p>
            </table:table-cell>
            <table:table-cell table:style-name="Table1.A1" office:value-type="string">
              <text:p text:style-name="Table_20_Heading">Konu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Uygulama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Elektrik nedir? Akım ve Voltaj</text:p>
          </table:table-cell>
          <table:table-cell table:style-name="Table1.A1" office:value-type="string">
            <text:p text:style-name="Table_20_Contents">Elektriğin akış mantığı</text:p>
          </table:table-cell>
          <table:table-cell table:style-name="Table1.A1" office:value-type="string">
            <text:p text:style-name="Table_20_Contents">Basit pil–ampul devresi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Direnç (R) ve Ohm Kanunu</text:p>
          </table:table-cell>
          <table:table-cell table:style-name="Table1.A1" office:value-type="string">
            <text:p text:style-name="Table_20_Contents">Voltaj, akım, direnç ilişkisi</text:p>
          </table:table-cell>
          <table:table-cell table:style-name="Table1.A1" office:value-type="string">
            <text:p text:style-name="Table_20_Contents">LED parlaklığı kontrolü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Seri ve Paralel Bağlantılar</text:p>
          </table:table-cell>
          <table:table-cell table:style-name="Table1.A1" office:value-type="string">
            <text:p text:style-name="Table_20_Contents">Akım paylaşımı, voltaj bölümü</text:p>
          </table:table-cell>
          <table:table-cell table:style-name="Table1.A1" office:value-type="string">
            <text:p text:style-name="Table_20_Contents">2 LED’li devre karşılaştırması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Kondansatör ve Enerji Depolama</text:p>
          </table:table-cell>
          <table:table-cell table:style-name="Table1.A1" office:value-type="string">
            <text:p text:style-name="Table_20_Contents">Kondansatörün dolma–boşalma davranışı</text:p>
          </table:table-cell>
          <table:table-cell table:style-name="Table1.A1" office:value-type="string">
            <text:p text:style-name="Table_20_Contents">“Yavaş sönen LED” devresi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Anahtarlar, Röleler, Transistörler</text:p>
          </table:table-cell>
          <table:table-cell table:style-name="Table1.A1" office:value-type="string">
            <text:p text:style-name="Table_20_Contents">Akımı kontrol etme yolları</text:p>
          </table:table-cell>
          <table:table-cell table:style-name="Table1.A1" office:value-type="string">
            <text:p text:style-name="Table_20_Contents">Anahtarlı LED + Transistörlü kontrol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Mini Proje: Basit Gece Lambası</text:p>
          </table:table-cell>
          <table:table-cell table:style-name="Table1.A1" office:value-type="string">
            <text:p text:style-name="Table_20_Contents">Elemanları birleştirme</text:p>
          </table:table-cell>
          <table:table-cell table:style-name="Table1.A1" office:value-type="string">
            <text:p text:style-name="Table_20_Contents">LDR sensörlü LED kontrol devres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1 — Elektrik Nedir? Akım ve Voltaj</text:h>
      <text:p text:style-name="Text_20_body"><text:span text:style-name="Strong_20_Emphasis">🎯 Kazanım:</text:span><text:line-break/>Öğrenci elektrik akımının yönünü, potansiyel farkın (voltajın) anlamını kavrar.</text:p>
      <text:p text:style-name="Text_20_body"><text:span text:style-name="Strong_20_Emphasis">🧠 Konu Özeti:</text:span></text:p>
      <text:list text:style-name="L1">
        <text:list-item>
          <text:p text:style-name="P1">Elektronlar bir noktadan diğerine hareket eder → bu “akım”dır.</text:p>
        </text:list-item>
        <text:list-item>
          <text:p text:style-name="P1">Pil (kaynak) iki uç arasında potansiyel fark yaratır.</text:p>
        </text:list-item>
        <text:list-item>
          <text:p text:style-name="P1">Devre tamamlanırsa ampul yanar; devre açık ise akım akmaz.</text:p>
        </text:list-item>
      </text:list>
      <text:p text:style-name="Text_20_body"><text:span text:style-name="Strong_20_Emphasis">🧩 Uygulama (EveryCircuit):</text:span></text:p>
      <text:list text:style-name="L2">
        <text:list-item>
          <text:p text:style-name="P2">Pil (Battery) → Ampul (Bulb / Lamp) → Ground bağlantısı kur.</text:p>
        </text:list-item>
        <text:list-item>
          <text:p text:style-name="P2">Voltajı artır ve ampulün parlaklığını gözlemle.</text:p>
        </text:list-item>
        <text:list-item>
          <text:p text:style-name="P2">Voltaj ölçüm noktası ekleyerek (probe), akım–voltaj farkını izle.</text:p>
        </text:list-item>
      </text:list>
      <text:p text:style-name="Text_20_body"><text:span text:style-name="Strong_20_Emphasis">🔍 Değerlendirme:</text:span></text:p>
      <text:list text:style-name="L3">
        <text:list-item>
          <text:p text:style-name="P3">Voltaj arttığında ne değişti?</text:p>
        </text:list-item>
        <text:list-item>
          <text:p text:style-name="P3">Akım hangi yönde akar?</text:p>
        </text:list-item>
        <text:list-item>
          <text:p text:style-name="P3">Devreyi “açık” hale getirdiğinde neden ışık sönüyo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2 — Direnç ve Ohm Kanunu</text:h>
      <text:p text:style-name="Text_20_body"><text:span text:style-name="Strong_20_Emphasis">🎯 Kazanım:</text:span><text:line-break/>Ohm Kanunu (V = I × R) ilişkisini kavrar, dirençle akımın nasıl kontrol edildiğini görür.</text:p>
      <text:p text:style-name="Text_20_body"><text:span text:style-name="Strong_20_Emphasis">🧠 Konu Özeti:</text:span></text:p>
      <text:list text:style-name="L4">
        <text:list-item>
          <text:p text:style-name="P4">Direnç, akımı sınırlar.</text:p>
        </text:list-item>
        <text:list-item>
          <text:p text:style-name="P4">Voltaj sabitse, direnç artarsa akım azalır.</text:p>
        </text:list-item>
        <text:list-item>
          <text:p text:style-name="P4">Bu ilişki, Ohm Kanunu olarak bilinir.</text:p>
        </text:list-item>
      </text:list>
      <text:p text:style-name="Text_20_body"><text:span text:style-name="Strong_20_Emphasis">🧩 Uygulama (EveryCircuit):</text:span></text:p>
      <text:list text:style-name="L5">
        <text:list-item>
          <text:p text:style-name="P5">Pil → Direnç → LED bağlantısı kur.</text:p>
        </text:list-item>
        <text:list-item>
          <text:p text:style-name="P5">Direnç değerini değiştir (örneğin 100Ω → 500Ω → 1kΩ).</text:p>
        </text:list-item>
        <text:list-item>
          <text:p text:style-name="P5">LED’in parlaklığı ve akım ölçümünü gözlemle.</text:p>
        </text:list-item>
      </text:list>
      <text:p text:style-name="Text_20_body"><text:span text:style-name="Strong_20_Emphasis">🔍 Değerlendirme:</text:span></text:p>
      <text:list text:style-name="L6">
        <text:list-item>
          <text:p text:style-name="P6">Direnç artınca LED nasıl değişti?</text:p>
        </text:list-item>
        <text:list-item>
          <text:p text:style-name="P6">Voltaj sabitken neden akım azaldı?</text:p>
        </text:list-item>
        <text:list-item>
          <text:p text:style-name="P6">9V pil ve 1kΩ dirençle ne kadar akım aka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3 — Seri ve Paralel Bağlantılar</text:h>
      <text:p text:style-name="Text_20_body"><text:span text:style-name="Strong_20_Emphasis">🎯 Kazanım:</text:span><text:line-break/>Seri ve paralel bağlantının voltaj ve akım üzerindeki etkisini fark eder.</text:p>
      <text:p text:style-name="Text_20_body"><text:span text:style-name="Strong_20_Emphasis">🧠 Konu Özeti:</text:span></text:p>
      <text:list text:style-name="L7">
        <text:list-item>
          <text:p text:style-name="P7">Seri devrede akım aynı, voltaj paylaşılır.</text:p>
        </text:list-item>
        <text:list-item>
          <text:p text:style-name="P7">Paralelde voltaj aynı, akım paylaşılır.</text:p>
        </text:list-item>
        <text:list-item>
          <text:p text:style-name="P7">Ampuller farklı bağlandığında davranış değişir.</text:p>
        </text:list-item>
      </text:list>
      <text:p text:style-name="Text_20_body"><text:span text:style-name="Strong_20_Emphasis">🧩 Uygulama (EveryCircuit):</text:span></text:p>
      <text:list text:style-name="L8">
        <text:list-item>
          <text:p text:style-name="P8">İki LED’i <text:span text:style-name="Strong_20_Emphasis">seri</text:span> bağla.</text:p>
        </text:list-item>
        <text:list-item>
          <text:p text:style-name="P8">Aynı LED’leri <text:span text:style-name="Strong_20_Emphasis">paralel</text:span> bağla.</text:p>
        </text:list-item>
        <text:list-item>
          <text:p text:style-name="P8">Voltaj ve akım farklarını ölç.</text:p>
        </text:list-item>
      </text:list>
      <text:p text:style-name="Text_20_body"><text:span text:style-name="Strong_20_Emphasis">🔍 Değerlendirme:</text:span></text:p>
      <text:list text:style-name="L9">
        <text:list-item>
          <text:p text:style-name="P9">Hangi devrede LED’ler daha parlak?</text:p>
        </text:list-item>
        <text:list-item>
          <text:p text:style-name="P9">Seri devrede neden toplam direnç artıyor?</text:p>
        </text:list-item>
      </text:list>
      <text:p text:style-name="Standard"/>
      <text:p text:style-name="P10"/>
      <text:h text:style-name="P11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4 — Kondansatör ve Enerji Depolama</text:h>
      <text:p text:style-name="Text_20_body"><text:span text:style-name="Strong_20_Emphasis">🎯 Kazanım:</text:span><text:line-break/>Kondansatörün enerji depolama ve yavaş boşalma prensibini öğrenir.</text:p>
      <text:p text:style-name="Text_20_body"><text:span text:style-name="Strong_20_Emphasis">🧠 Konu Özeti:</text:span></text:p>
      <text:list text:style-name="L10">
        <text:list-item>
          <text:p text:style-name="P12">Kondansatör kısa süreli enerji depolar.</text:p>
        </text:list-item>
        <text:list-item>
          <text:p text:style-name="P12">Devre açıldığında LED bir süre daha yanabilir.</text:p>
        </text:list-item>
        <text:list-item>
          <text:p text:style-name="P12">RC devresi “gecikme” yaratır.</text:p>
        </text:list-item>
      </text:list>
      <text:p text:style-name="Text_20_body"><text:span text:style-name="Strong_20_Emphasis">🧩 Uygulama (EveryCircuit):</text:span></text:p>
      <text:list text:style-name="L11">
        <text:list-item>
          <text:p text:style-name="P13">Pil → Direnç → Kondansatör → LED devresi kur.</text:p>
        </text:list-item>
        <text:list-item>
          <text:p text:style-name="P13">Anahtar (Switch) ekle.</text:p>
        </text:list-item>
        <text:list-item>
          <text:p text:style-name="P13">Anahtarı kapat, sonra aç; LED’in yavaş sönmesini gözlemle.</text:p>
        </text:list-item>
      </text:list>
      <text:p text:style-name="Text_20_body"><text:span text:style-name="Strong_20_Emphasis">🔍 Değerlendirme:</text:span></text:p>
      <text:list text:style-name="L12">
        <text:list-item>
          <text:p text:style-name="P14">Kondansatörün şarj ve deşarj süresini ne belirliyor?</text:p>
        </text:list-item>
        <text:list-item>
          <text:p text:style-name="P14">Direnç değerini artırınca süre nasıl değişti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5 — Anahtarlar, Röleler ve Transistörler</text:h>
      <text:p text:style-name="Text_20_body"><text:span text:style-name="Strong_20_Emphasis">🎯 Kazanım:</text:span><text:line-break/>Akımı kontrol eden elemanları tanır ve bir devreyi açıp kapatmayı öğrenir.</text:p>
      <text:p text:style-name="Text_20_body"><text:span text:style-name="Strong_20_Emphasis">🧠 Konu Özeti:</text:span></text:p>
      <text:list text:style-name="L13">
        <text:list-item>
          <text:p text:style-name="P15">Anahtar akımı doğrudan keser/açar.</text:p>
        </text:list-item>
        <text:list-item>
          <text:p text:style-name="P15">Röle elektromanyetik anahtardır.</text:p>
        </text:list-item>
        <text:list-item>
          <text:p text:style-name="P15">Transistör ise akımı “kontrollü anahtarlama” ile yönetir.</text:p>
        </text:list-item>
      </text:list>
      <text:p text:style-name="Text_20_body"><text:span text:style-name="Strong_20_Emphasis">🧩 Uygulama (EveryCircuit):</text:span></text:p>
      <text:list text:style-name="L14">
        <text:list-item>
          <text:p text:style-name="P16">Pil → Transistör (NPN) → LED devresi kur.</text:p>
        </text:list-item>
        <text:list-item>
          <text:p text:style-name="P16">Transistörün “base” kısmına dirençle küçük bir akım uygula.</text:p>
        </text:list-item>
        <text:list-item>
          <text:p text:style-name="P16">LED’in açılıp kapanmasını gözlemle.</text:p>
        </text:list-item>
      </text:list>
      <text:p text:style-name="Text_20_body"><text:span text:style-name="Strong_20_Emphasis">🔍 Değerlendirme:</text:span></text:p>
      <text:list text:style-name="L15">
        <text:list-item>
          <text:p text:style-name="P17">Transistör anahtarı nasıl kontrol etti?</text:p>
        </text:list-item>
        <text:list-item>
          <text:p text:style-name="P17">Base akımı olmasa ne olurdu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6 — Mini Proje: Gece Lambası</text:h>
      <text:p text:style-name="Text_20_body"><text:span text:style-name="Strong_20_Emphasis">🎯 Kazanım:</text:span><text:line-break/>Işık sensörü (LDR) ile otomatik devre oluşturur.<text:line-break/>Analog bilginin nasıl “koşul” olarak kullanılabileceğini görür.</text:p>
      <text:p text:style-name="Text_20_body"><text:span text:style-name="Strong_20_Emphasis">🧠 Konu Özeti:</text:span></text:p>
      <text:list text:style-name="L16">
        <text:list-item>
          <text:p text:style-name="P18">LDR (ışığa duyarlı direnç) karanlıkta direnç artırır, ışıkta azaltır.</text:p>
        </text:list-item>
        <text:list-item>
          <text:p text:style-name="P18">Transistör aracılığıyla LED’i otomatik kontrol etmek mümkündür.</text:p>
        </text:list-item>
      </text:list>
      <text:p text:style-name="Text_20_body"><text:span text:style-name="Strong_20_Emphasis">🧩 Uygulama (EveryCircuit):</text:span></text:p>
      <text:list text:style-name="L17">
        <text:list-item>
          <text:p text:style-name="P19">LDR → Transistör → LED devresi oluştur.</text:p>
        </text:list-item>
        <text:list-item>
          <text:p text:style-name="P19">Ortam ışığını değiştir (simülasyonda LDR değerini değiştir).</text:p>
        </text:list-item>
        <text:list-item>
          <text:p text:style-name="P19">LED’in otomatik yanıp sönmesini gözlemle.</text:p>
        </text:list-item>
      </text:list>
      <text:p text:style-name="Text_20_body"><text:span text:style-name="Strong_20_Emphasis">🔍 Değerlendirme:</text:span></text:p>
      <text:list text:style-name="L18">
        <text:list-item>
          <text:p text:style-name="P20">LDR değerine göre LED nasıl tepki veriyor?</text:p>
        </text:list-item>
        <text:list-item>
          <text:p text:style-name="P20">Bu sistemi gerçek hayatta nerelerde kullanabiliriz?</text:p>
        </text:list-item>
      </text:list>
      <text:p text:style-name="Horizontal_20_Line"/>
      <text:h text:style-name="Heading_20_2" text:outline-level="2">✅ Aşama 1 Sonu – Değerlendirme</text:h>
      <text:list text:style-name="L19">
        <text:list-item>
          <text:p text:style-name="P21">Öğrenci artık akım, voltaj, direnç, kondansatör, anahtar ve transistör kavramlarını <text:span text:style-name="Strong_20_Emphasis">görerek ve deneyerek</text:span> anlamış olur.</text:p>
        </text:list-item>
        <text:list-item>
          <text:p text:style-name="P21">Devre diyagramı okumaya ve küçük projeleri kendi başına kurmaya hazır hale gelir.</text:p>
        </text:list-item>
        <text:list-item>
          <text:p text:style-name="P21">Artık “analog düşünceden dijitale geçiş” yapılabilir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06:54.586412399</meta:creation-date>
    <dc:date>2025-12-11T11:47:08.588595900</dc:date>
    <meta:editing-duration>PT3M32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7" meta:paragraph-count="114" meta:word-count="681" meta:character-count="4332" meta:non-whitespace-character-count="3813"/>
  </office:meta>
</office:document-meta>
</file>